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75in" table:align="left" fo:background-color="#ffffff">
        <style:background-image/>
      </style:table-properties>
    </style:style>
    <style:style style:name="Table1.A" style:family="table-column">
      <style:table-column-properties style:column-width="1.2035in"/>
    </style:style>
    <style:style style:name="Table1.B" style:family="table-column">
      <style:table-column-properties style:column-width="0.9875in"/>
    </style:style>
    <style:style style:name="Table1.C" style:family="table-column">
      <style:table-column-properties style:column-width="1.2736in"/>
    </style:style>
    <style:style style:name="Table1.E" style:family="table-column">
      <style:table-column-properties style:column-width="1.2229in"/>
    </style:style>
    <style:style style:name="Table1.A1" style:family="table-cell">
      <style:table-cell-properties style:vertical-align="middle" fo:padding="0in" fo:border="none"/>
    </style:style>
    <style:style style:name="P1" style:family="paragraph" style:parent-style-name="Standard">
      <style:paragraph-properties fo:margin-left="0in" fo:margin-right="0in" fo:line-height="100%" fo:text-indent="0in" style:auto-text-indent="false"/>
      <style:text-properties style:font-name="Liberation Mono" fo:font-size="12pt" style:font-size-asian="12pt" style:font-size-complex="12pt"/>
    </style:style>
    <style:style style:name="P2" style:family="paragraph" style:parent-style-name="Text_20_body">
      <style:paragraph-properties fo:margin-left="0in" fo:margin-right="0in" fo:margin-top="0.1252in" fo:margin-bottom="0.1252in" loext:contextual-spacing="false" fo:line-height="100%" fo:orphans="2" fo:widows="2" fo:text-indent="0in" style:auto-text-indent="false"/>
      <style:text-properties fo:font-variant="normal" fo:text-transform="none" fo:color="#2d3b45" style:font-name="Liberation Mono" fo:font-size="12pt" fo:letter-spacing="normal" fo:font-style="normal" fo:font-weight="normal" style:font-size-asian="12pt" style:font-size-complex="12pt"/>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2d3b45" style:font-name="Liberation Mono"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2d3b45" style:font-name="Liberation Mono" fo:font-size="12pt" fo:letter-spacing="normal" fo:font-style="normal" fo:font-weight="normal" officeooo:rsid="000bf3a9" officeooo:paragraph-rsid="000bf3a9" style:font-size-asian="12pt" style:font-size-complex="12pt"/>
    </style:style>
    <style:style style:name="P5"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style:text-properties fo:font-variant="normal" fo:text-transform="none" fo:color="#2d3b45" style:font-name="Liberation Mono" fo:font-size="12pt" fo:letter-spacing="normal" fo:font-style="normal" fo:font-weight="normal" officeooo:rsid="000bf3a9" officeooo:paragraph-rsid="000bf3a9" style:font-size-asian="12pt" style:font-size-complex="12pt"/>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2d3b45" style:font-name="Liberation Mono" fo:font-size="12pt" fo:letter-spacing="normal" fo:font-style="normal" fo:font-weight="normal" officeooo:rsid="001162d0" officeooo:paragraph-rsid="001162d0" style:font-size-asian="12pt" style:font-size-complex="12pt"/>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2d3b45" style:font-name="Liberation Mono" fo:font-size="12pt" fo:letter-spacing="normal" fo:font-style="normal" fo:font-weight="normal" officeooo:rsid="0011d11a" officeooo:paragraph-rsid="0011d11a" style:font-size-asian="12pt" style:font-size-complex="12pt"/>
    </style:style>
    <style:style style:name="P8" style:family="paragraph" style:parent-style-name="Table_20_Contents">
      <style:paragraph-properties fo:margin-left="0in" fo:margin-right="0in" fo:line-height="100%" fo:text-align="center" style:justify-single-word="false" fo:text-indent="0in" style:auto-text-indent="false"/>
      <style:text-properties style:font-name="Liberation Mono" fo:font-size="12pt" style:font-size-asian="12pt" style:font-size-complex="12pt"/>
    </style:style>
    <style:style style:name="P9" style:family="paragraph" style:parent-style-name="Table_20_Contents">
      <style:paragraph-properties fo:margin-left="0in" fo:margin-right="0in" fo:line-height="100%" fo:text-align="center" style:justify-single-word="false" fo:text-indent="0in" style:auto-text-indent="false"/>
      <style:text-properties style:font-name="Liberation Mono" fo:font-size="12pt" officeooo:rsid="000cf1c9" officeooo:paragraph-rsid="000cf1c9" style:font-size-asian="12pt" style:font-size-complex="12pt"/>
    </style:style>
    <style:style style:name="P10" style:family="paragraph" style:parent-style-name="Table_20_Contents">
      <style:paragraph-properties fo:margin-left="0in" fo:margin-right="0in" fo:line-height="100%" fo:text-align="center" style:justify-single-word="false" fo:text-indent="0in" style:auto-text-indent="false"/>
    </style:style>
    <style:style style:name="P11" style:family="paragraph" style:parent-style-name="Text_20_body">
      <style:paragraph-properties fo:margin-left="0in" fo:margin-right="0in" fo:margin-top="0.1252in" fo:margin-bottom="0.1252in" loext:contextual-spacing="false" fo:line-height="100%" fo:orphans="2" fo:widows="2" fo:text-indent="0in" style:auto-text-indent="false"/>
      <style:text-properties fo:font-variant="normal" fo:text-transform="none" fo:color="#2d3b45" style:font-name="Liberation Mono" fo:font-size="12pt" fo:letter-spacing="normal" fo:font-style="normal" fo:font-weight="normal" style:font-size-asian="12pt" style:font-size-complex="12pt"/>
    </style:style>
    <style:style style:name="P12" style:family="paragraph" style:parent-style-name="Text_20_body">
      <style:paragraph-properties fo:margin-left="0in" fo:margin-right="0in" fo:margin-top="0.1252in" fo:margin-bottom="0.1252in" loext:contextual-spacing="false" fo:line-height="100%" fo:orphans="2" fo:widows="2" fo:text-indent="0in" style:auto-text-indent="false"/>
      <style:text-properties fo:font-variant="normal" fo:text-transform="none" fo:color="#2d3b45" style:font-name="Liberation Mono" fo:font-size="12pt" fo:letter-spacing="normal" officeooo:paragraph-rsid="00143060" style:font-size-asian="12pt" style:font-size-complex="12pt"/>
    </style:style>
    <style:style style:name="P13" style:family="paragraph" style:parent-style-name="Text_20_body" style:list-style-name="L1">
      <style:paragraph-properties fo:margin-left="0in" fo:margin-right="0in" fo:margin-top="0in" fo:margin-bottom="0.0626in" loext:contextual-spacing="false" fo:line-height="100%" fo:orphans="2" fo:widows="2" fo:text-indent="0in" style:auto-text-indent="false" fo:padding="0in" fo:border="none"/>
      <style:text-properties fo:font-variant="normal" fo:text-transform="none" fo:color="#2d3b45" style:font-name="Liberation Mono" fo:font-size="12pt" fo:letter-spacing="normal" fo:font-style="normal" fo:font-weight="normal" style:font-size-asian="12pt" style:font-size-complex="12pt"/>
    </style:style>
    <style:style style:name="P14"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2d3b45" style:font-name="Liberation Mono" fo:font-size="12pt" fo:letter-spacing="normal" fo:font-style="normal" fo:font-weight="normal" officeooo:rsid="001162d0" style:font-size-asian="12pt" style:font-size-complex="12pt"/>
    </style:style>
    <style:style style:name="T1" style:family="text">
      <style:text-properties fo:font-style="normal" fo:font-weight="normal"/>
    </style:style>
    <style:style style:name="T2" style:family="text">
      <style:text-properties fo:font-style="normal" fo:font-weight="normal" officeooo:rsid="000e6297"/>
    </style:style>
    <style:style style:name="T3" style:family="text">
      <style:text-properties fo:font-style="normal" fo:font-weight="normal" officeooo:rsid="00143060"/>
    </style:style>
    <style:style style:name="T4" style:family="text">
      <style:text-properties style:font-name="Liberation Mono" fo:font-size="12pt" fo:font-weight="bold" style:font-size-asian="12pt" style:font-size-complex="12pt"/>
    </style:style>
    <style:style style:name="T5" style:family="text">
      <style:text-properties style:font-name="Liberation Mono" fo:font-size="12pt" fo:font-style="italic" style:font-size-asian="12pt" style:font-size-complex="12pt"/>
    </style:style>
    <style:style style:name="T6" style:family="text">
      <style:text-properties officeooo:rsid="000df54a"/>
    </style:style>
    <style:style style:name="T7" style:family="text">
      <style:text-properties officeooo:rsid="000e6297"/>
    </style:style>
    <style:style style:name="T8" style:family="text">
      <style:text-properties officeooo:rsid="001019f2"/>
    </style:style>
    <style:style style:name="T9" style:family="text">
      <style:text-properties officeooo:rsid="0011d11a"/>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eremy Holloway</text:p>
      <text:p text:style-name="P4">CPSC-3220-001</text:p>
      <text:p text:style-name="P4">5/24/2019</text:p>
      <text:p text:style-name="P4"/>
      <text:p text:style-name="P5">Pre-class Assignment #7</text:p>
      <text:p text:style-name="P3"><text:line-break/>1. Fill in the last four rows of values in the middle three columns for the following trace table that reflects the lost update example in the slides. Each thread has its own copy of register r1 and is able to access the shared global variable x using load and store instructions. ('?' means unknown value.)</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10"><text:span text:style-name="Strong_20_Emphasis"><text:span text:style-name="T4">thread A action</text:span></text:span></text:p>
          </table:table-cell>
          <table:table-cell table:style-name="Table1.A1" office:value-type="string">
            <text:p text:style-name="P10"><text:span text:style-name="Strong_20_Emphasis"><text:span text:style-name="T4">thread A's r1</text:span></text:span></text:p>
          </table:table-cell>
          <table:table-cell table:style-name="Table1.A1" office:value-type="string">
            <text:p text:style-name="P10"><text:span text:style-name="Strong_20_Emphasis"><text:span text:style-name="T4">global variable x</text:span></text:span></text:p>
          </table:table-cell>
          <table:table-cell table:style-name="Table1.A1" office:value-type="string">
            <text:p text:style-name="P10"><text:span text:style-name="Strong_20_Emphasis"><text:span text:style-name="T4">thread B's r1</text:span></text:span></text:p>
          </table:table-cell>
          <table:table-cell table:style-name="Table1.A1" office:value-type="string">
            <text:p text:style-name="P10"><text:span text:style-name="Strong_20_Emphasis"><text:span text:style-name="T4">thread B action</text:span></text:span></text:p>
          </table:table-cell>
        </table:table-row>
        <table:table-row>
          <table:table-cell table:style-name="Table1.A1" office:value-type="string">
            <text:p text:style-name="P10"><text:span text:style-name="Emphasis"><text:span text:style-name="T5">(initially)</text:span></text:span></text:p>
          </table:table-cell>
          <table:table-cell table:style-name="Table1.A1" office:value-type="string">
            <text:p text:style-name="P8">?</text:p>
          </table:table-cell>
          <table:table-cell table:style-name="Table1.A1" office:value-type="string">
            <text:p text:style-name="P8">0</text:p>
          </table:table-cell>
          <table:table-cell table:style-name="Table1.A1" office:value-type="string">
            <text:p text:style-name="P8">?</text:p>
          </table:table-cell>
          <table:table-cell table:style-name="Table1.A1" office:value-type="string">
            <text:p text:style-name="P10"><text:span text:style-name="Emphasis"><text:span text:style-name="T5">(initially)</text:span></text:span></text:p>
          </table:table-cell>
        </table:table-row>
        <table:table-row>
          <table:table-cell table:style-name="Table1.A1" office:value-type="string">
            <text:p text:style-name="P8">load r1,x</text:p>
          </table:table-cell>
          <table:table-cell table:style-name="Table1.A1" office:value-type="string">
            <text:p text:style-name="P8">0</text:p>
          </table:table-cell>
          <table:table-cell table:style-name="Table1.A1" office:value-type="string">
            <text:p text:style-name="P8">0</text:p>
          </table:table-cell>
          <table:table-cell table:style-name="Table1.A1" office:value-type="string">
            <text:p text:style-name="P8">?</text:p>
          </table:table-cell>
          <table:table-cell table:style-name="Table1.A1" office:value-type="string">
            <text:p text:style-name="P8"/>
          </table:table-cell>
        </table:table-row>
        <table:table-row>
          <table:table-cell table:style-name="Table1.A1" office:value-type="string">
            <text:p text:style-name="P8">add r1,r1,#1</text:p>
          </table:table-cell>
          <table:table-cell table:style-name="Table1.A1" office:value-type="string">
            <text:p text:style-name="P8">1</text:p>
          </table:table-cell>
          <table:table-cell table:style-name="Table1.A1" office:value-type="string">
            <text:p text:style-name="P8">0</text:p>
          </table:table-cell>
          <table:table-cell table:style-name="Table1.A1" office:value-type="string">
            <text:p text:style-name="P8">?</text:p>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9">1</text:p>
          </table:table-cell>
          <table:table-cell table:style-name="Table1.A1" office:value-type="string">
            <text:p text:style-name="P9">0</text:p>
          </table:table-cell>
          <table:table-cell table:style-name="Table1.A1" office:value-type="string">
            <text:p text:style-name="P9">0</text:p>
          </table:table-cell>
          <table:table-cell table:style-name="Table1.A1" office:value-type="string">
            <text:p text:style-name="P8">load r1,x</text:p>
          </table:table-cell>
        </table:table-row>
        <table:table-row>
          <table:table-cell table:style-name="Table1.A1" office:value-type="string">
            <text:p text:style-name="P8"/>
          </table:table-cell>
          <table:table-cell table:style-name="Table1.A1" office:value-type="string">
            <text:p text:style-name="P9">1</text:p>
          </table:table-cell>
          <table:table-cell table:style-name="Table1.A1" office:value-type="string">
            <text:p text:style-name="P9">0</text:p>
          </table:table-cell>
          <table:table-cell table:style-name="Table1.A1" office:value-type="string">
            <text:p text:style-name="P9">1</text:p>
          </table:table-cell>
          <table:table-cell table:style-name="Table1.A1" office:value-type="string">
            <text:p text:style-name="P8">add r1,r1,#1</text:p>
          </table:table-cell>
        </table:table-row>
        <table:table-row>
          <table:table-cell table:style-name="Table1.A1" office:value-type="string">
            <text:p text:style-name="P8">store r1,x</text:p>
          </table:table-cell>
          <table:table-cell table:style-name="Table1.A1" office:value-type="string">
            <text:p text:style-name="P9">1</text:p>
          </table:table-cell>
          <table:table-cell table:style-name="Table1.A1" office:value-type="string">
            <text:p text:style-name="P9">1</text:p>
          </table:table-cell>
          <table:table-cell table:style-name="Table1.A1" office:value-type="string">
            <text:p text:style-name="P9">1</text:p>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9">1</text:p>
          </table:table-cell>
          <table:table-cell table:style-name="Table1.A1" office:value-type="string">
            <text:p text:style-name="P9">1</text:p>
          </table:table-cell>
          <table:table-cell table:style-name="Table1.A1" office:value-type="string">
            <text:p text:style-name="P9">1</text:p>
          </table:table-cell>
          <table:table-cell table:style-name="Table1.A1" office:value-type="string">
            <text:p text:style-name="P8">store r1,x</text:p>
          </table:table-cell>
        </table:table-row>
      </table:table>
      <text:p text:style-name="P2"/>
      <text:p text:style-name="P2">2. How may different ways can you interleave the six machine instructions from thread A and thread B in the lost update example above? (Assume within a thread that the instructions are in sequential order. That is, assume that you will always observe the sequential ordering of load, add, and store within a given thread.)</text:p>
      <text:p text:style-name="P12"><text:span text:style-name="T1"><text:tab/></text:span><text:span text:style-name="T2">There are 20 different ways to interleave the instructions while keeping the commands in sequential order. </text:span></text:p>
      <text:p text:style-name="P12"><text:span text:style-name="T3">N!/((n-k)! * k!) = 6!/(3! * 3!) = 20</text:span></text:p>
      <text:p text:style-name="P2">3. Define these terms:</text:p>
      <text:list xml:id="list1662037440" text:style-name="L1">
        <text:list-item>
          <text:p text:style-name="P13">race condition: <text:span text:style-name="T6">When the behaviors of a program relies on the interleaving of operations of different threads.</text:span></text:p>
        </text:list-item>
        <text:list-item>
          <text:p text:style-name="P13">atomic operation: <text:span text:style-name="T6">Indivisible operations that cannot be interleaved with or split by other operations.</text:span></text:p>
        </text:list-item>
        <text:list-item>
          <text:p text:style-name="P13">mutual exclusion: <text:span text:style-name="T6">Only one thread does a particular thing at a time.</text:span></text:p>
        </text:list-item>
        <text:list-item>
          <text:p text:style-name="P13">critical section: <text:span text:style-name="T6">Piece of code that only one thread can execute at once.</text:span></text:p>
        </text:list-item>
        <text:list-item>
          <text:p text:style-name="P13">condition variable: <text:span text:style-name="T6">A synchronization object that lets a thread efficiently wait for a change to shared state that is protected by a lock.</text:span></text:p>
        </text:list-item>
      </text:list>
      <text:p text:style-name="P2"><text:soft-page-break/>4. Suppose we add a method to ask if a lock is free. Suppose it returns true. Is the lock now free, busy, or do you no longer know?</text:p>
      <text:p text:style-name="P2"><text:tab/><text:span text:style-name="T7">You now longer know because another thread could have used the lock immediately after checking its status.</text:span></text:p>
      <text:p text:style-name="P2">5. What is the difference between a condition variable signal and broadcast?</text:p>
      <text:p text:style-name="P2"><text:tab/><text:span text:style-name="T8">The difference between condition variable signal and broadcast is that signal will only mark one thread as eligible to run, while broadcast marks all.</text:span></text:p>
      <text:p text:style-name="P2">6. What do we mean when we say a condition variable is memoryless?</text:p>
      <text:p text:style-name="P2"><text:tab/><text:span text:style-name="T8">A condition variable is memoryless if it has no internal state other than a queue of waiting threads and/or if there are no threads currently on the waiting list.</text:span></text:p>
      <text:p text:style-name="P2">7. Under Mesa semantics, when a thread is woken up from a wait on a condition variable, will it run immediately?</text:p>
      <text:p text:style-name="P2"><text:tab/><text:span text:style-name="T8">No, it is still on the ready list so it would still have to wait to enter a running state.</text:span></text:p>
      <text:p text:style-name="P2">8. Under Hoare semantics, when a thread is woken up from a wait on a condition variable, will it run immediately?</text:p>
      <text:p text:style-name="P2"><text:tab/><text:span text:style-name="T8">Yes, when the thread is woken up it is guaranteed to run next.</text:span></text:p>
      <text:p text:style-name="P2">9. List the five steps given in section 5.5.1 for synchronizing accesses to a shared object in a multithreaded environment. (A single sentence for each step is sufficient.)</text:p>
      <text:p text:style-name="P14"><text:tab/>1. Add a lock</text:p>
      <text:p text:style-name="P6"><text:tab/>2. Add code to acquire and release the lock</text:p>
      <text:p text:style-name="P6"><text:tab/>3. Identify and add condition variables</text:p>
      <text:p text:style-name="P6"><text:tab/>4. Add loops to wait using to wait using the condition variables</text:p>
      <text:p text:style-name="P6"><text:tab/>5. Add signal and broadcast calls</text:p>
      <text:p text:style-name="P2">10. List the six best practices given in section 5.5.2 for implementing synchronization for a shared object. (A single sentence for each practice is sufficient.)</text:p>
      <text:p text:style-name="P6">1. Consistent Structure: This is a meta rule that underlies the other <text:tab/>five rules, to follow a consistent structure.</text:p>
      <text:p text:style-name="P6"><text:soft-page-break/>2. Always synchronize with locks and condition variables: Code using <text:tab/>locks and condition variables is clearer than the equivalent <text:tab/>code using semaphores because it is more self-documenting.</text:p>
      <text:p text:style-name="P6">3. Always acquire the lock at the beginning of a method and release <text:tab/>it right before the return: This allows for synchronization to <text:tab/>be structured on a method by method basis.</text:p>
      <text:p text:style-name="P6">4. Always hold the lock when operating on a condition: <text:span text:style-name="T9">Condition <text:tab/>variables are useless without a shared state, and the shared <text:tab/>state should only be accessed while holding a lock.</text:span></text:p>
      <text:p text:style-name="P7">5. Always wait in a while() loop: Using while holds the principle of <text:tab/>consistent structure and gives you freedom without breaking <text:tab/>modularity or portability.</text:p>
      <text:p text:style-name="P7">6. (Almost) never use thread_sleep: There should always be another <text:tab/>thread ready to execute after one is comple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5:33:37.068254212</meta:creation-date>
    <dc:date>2019-05-24T14:21:47.710484215</dc:date>
    <meta:editing-duration>PT10M42S</meta:editing-duration>
    <meta:editing-cycles>3</meta:editing-cycles>
    <meta:generator>LibreOffice/6.0.7.3$Linux_X86_64 LibreOffice_project/00m0$Build-3</meta:generator>
    <meta:document-statistic meta:table-count="1" meta:image-count="0" meta:object-count="0" meta:page-count="3" meta:paragraph-count="71" meta:word-count="719" meta:character-count="4064" meta:non-whitespace-character-count="3398"/>
  </office:meta>
</office:document-meta>
</file>